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9.084cm" fo:margin-left="-0.053cm" table:align="left"/>
    </style:style>
    <style:style style:name="Таблица1.A" style:family="table-column">
      <style:table-column-properties style:column-width="4.015cm"/>
    </style:style>
    <style:style style:name="Таблица1.B" style:family="table-column">
      <style:table-column-properties style:column-width="1.744cm"/>
    </style:style>
    <style:style style:name="Таблица1.C" style:family="table-column">
      <style:table-column-properties style:column-width="1.649cm"/>
    </style:style>
    <style:style style:name="Таблица1.D" style:family="table-column">
      <style:table-column-properties style:column-width="1.676cm"/>
    </style:style>
    <style:style style:name="Таблица1.1" style:family="table-row">
      <style:table-row-properties style:min-row-height="0.452cm" style:use-optimal-row-height="false"/>
    </style:style>
    <style:style style:name="Таблица1.A1" style:family="table-cell">
      <style:table-cell-properties style:vertical-align="bottom" fo:padding-left="0.053cm" fo:padding-right="0.053cm" fo:padding-top="0cm" fo:padding-bottom="0cm" fo:border="none" style:writing-mode="lr-tb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 style:writing-mode="lr-tb">
        <style:background-image/>
      </style:table-cell-properties>
    </style:style>
    <style:style style:name="Таблица1.B4" style:family="table-cell" style:data-style-name="N0">
      <style:table-cell-properties style:vertical-align="bottom" fo:background-color="#cccccc" fo:padding-left="0.053cm" fo:padding-right="0.053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4.022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text-indent="1.249cm" style:auto-text-indent="false">
        <style:tab-stops/>
      </style:paragraph-properties>
    </style:style>
    <style:style style:name="P4" style:family="paragraph" style:parent-style-name="Standard">
      <style:paragraph-properties fo:margin-top="0.423cm" fo:margin-bottom="0cm" style:contextual-spacing="false" fo:line-height="100%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zh" style:country-asian="CN" style:font-name-complex="Times New Roman" style:font-size-complex="14pt" style:language-complex="hi" style:country-complex="IN"/>
    </style:style>
    <style:style style:name="P8" style:family="paragraph" style:parent-style-name="Standard">
      <style:paragraph-properties fo:margin-top="3.175cm" fo:margin-bottom="0cm" style:contextual-spacing="false"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Heading_20_1">
      <style:text-properties officeooo:paragraph-rsid="001a0518"/>
    </style:style>
    <style:style style:name="P13" style:family="paragraph" style:parent-style-name="Heading_20_4">
      <style:text-properties officeooo:rsid="00162cf0" officeooo:paragraph-rsid="001a0f37"/>
    </style:style>
    <style:style style:name="P14" style:family="paragraph" style:parent-style-name="Standard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5" style:family="paragraph" style:parent-style-name="Standard">
      <style:text-properties style:font-name="Courier New"/>
    </style:style>
    <style:style style:name="P16" style:family="paragraph" style:parent-style-name="Standard">
      <style:paragraph-properties fo:line-height="0.499cm"/>
      <style:text-properties style:font-name="Courier New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1" fo:font-size="11pt" officeooo:paragraph-rsid="001a0f37" style:font-size-asian="11pt" style:font-name-complex="Courier New2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Абзац_20_списка" style:list-style-name="WWNum1">
      <style:paragraph-properties fo:text-align="justify" style:justify-single-word="false"/>
    </style:style>
    <style:style style:name="T1" style:family="text">
      <style:text-properties style:font-name="Times New Roman" fo:font-size="14pt" style:letter-kerning="true" style:font-name-asian="NSimSun" style:font-size-asian="14pt" style:language-asian="zh" style:country-asian="CN" style:font-name-complex="Times New Roman" style:font-size-complex="12pt" style:language-complex="hi" style:country-complex="IN"/>
    </style:style>
    <style:style style:name="T2" style:family="text">
      <style:text-properties style:font-name="Times New Roman" fo:font-size="14pt" style:letter-kerning="true" style:font-name-asian="NSimSun" style:font-size-asian="14pt" style:language-asian="zh" style:country-asian="CN" style:font-name-complex="Times New Roman" style:font-size-complex="14pt" style:language-complex="hi" style:country-complex="IN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Calibri" style:font-size-complex="14pt"/>
    </style:style>
    <style:style style:name="T5" style:family="text">
      <style:text-properties style:font-name="Times New Roman" fo:font-size="14pt" style:font-size-asian="14pt" style:language-asian="zh" style:country-asian="CN" style:font-name-complex="Times New Roman" style:font-size-complex="14pt" style:language-complex="hi" style:country-complex="IN"/>
    </style:style>
    <style:style style:name="T6" style:family="text">
      <style:text-properties style:font-name="Times New Roman" fo:font-size="14pt" officeooo:rsid="001a0518" style:font-size-asian="14pt" style:language-asian="zh" style:country-asian="CN" style:font-name-complex="Times New Roman" style:font-size-complex="14pt" style:language-complex="hi" style:country-complex="IN"/>
    </style:style>
    <style:style style:name="T7" style:family="text">
      <style:text-properties style:font-name="Times New Roman" fo:font-size="14pt" fo:font-weight="bold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8" style:family="text">
      <style:text-properties style:font-name="Times New Roman" fo:font-size="14pt" fo:language="en" fo:country="US" style:font-size-asian="14pt" style:language-asian="zh" style:country-asian="CN" style:font-name-complex="Times New Roman" style:font-size-complex="14pt" style:language-complex="hi" style:country-complex="IN"/>
    </style:style>
    <style:style style:name="T9" style:family="text">
      <style:text-properties style:font-name="Times New Roman" fo:font-size="14pt" fo:font-style="italic" style:font-size-asian="14pt" style:language-asian="zh" style:country-asian="CN" style:font-style-asian="italic" style:font-name-complex="Times New Roman" style:font-size-complex="14pt" style:language-complex="hi" style:country-complex="IN" style:font-style-complex="italic"/>
    </style:style>
    <style:style style:name="T10" style:family="text"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11" style:family="text">
      <style:text-properties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" style:font-size-complex="20pt" style:language-complex="hi" style:country-complex="IN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loext:opacity="100%" style:font-name="Liberation Sans" fo:font-size="10pt" style:font-size-asian="10pt" style:font-size-complex="10pt"/>
    </style:style>
    <style:style style:name="T14" style:family="text">
      <style:text-properties style:font-name="Courier New" fo:language="en" fo:country="US" style:font-name-complex="Courier New"/>
    </style:style>
    <style:style style:name="T15" style:family="text">
      <style:text-properties style:font-name="Courier New"/>
    </style:style>
    <style:style style:name="fr1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Основной_20_шрифт_20_абзаца"><text:span text:style-name="T1">Санкт-Петербургский государственный университет телекоммуникаций</text:span></text:span></text:p>
      <text:p text:style-name="P1"><text:span text:style-name="Основной_20_шрифт_20_абзаца"><text:span text:style-name="T1">им. проф. М.А. Бонч-Бруевича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"><text:span text:style-name="Основной_20_шрифт_20_абзаца"><text:span text:style-name="T10">Алгоритмы и структуры данных</text:span></text:span></text:p>
      <text:p text:style-name="P2"><text:span text:style-name="Заголовок_20_1_20_Знак">Отчёт по лабораторной работе №2<text:line-break/>«Поиск подстроки</text:span><text:span text:style-name="Основной_20_шрифт_20_абзаца"><text:span text:style-name="T11">»</text:span></text:span></text:p>
      <text:p text:style-name="P3"><text:span text:style-name="Основной_20_шрифт_20_абзаца"><text:span text:style-name="T2">Группа: ИКПИ-14</text:span></text:span></text:p>
      <text:p text:style-name="P4"><text:span text:style-name="Основной_20_шрифт_20_абзаца"><text:span text:style-name="T2">Студенты:</text:span></text:span><text:span text:style-name="Основной_20_шрифт_20_абзаца"><text:span text:style-name="T12"> </text:span></text:span><text:span text:style-name="Основной_20_шрифт_20_абзаца"><text:span text:style-name="T3">Крылов А.В., Хохлов Т.В.</text:span></text:span></text:p>
      <text:p text:style-name="P8"><text:span text:style-name="Основной_20_шрифт_20_абзаца"><text:span text:style-name="T4"><text:line-break/><text:line-break/><text:line-break/>Санкт-Петербург</text:span></text:span></text:p>
      <text:p text:style-name="P9"><text:span text:style-name="Основной_20_шрифт_20_абзаца"><text:span text:style-name="T3">2023</text:span></text:span></text:p>
      <text:h text:style-name="Heading_20_1" text:outline-level="1"><text:soft-page-break/>Цель работы</text:h>
      <text:p text:style-name="P10"><text:span text:style-name="Основной_20_шрифт_20_абзаца"><text:span text:style-name="T5">Целью работы является ознакомление с алгоритмами поиска подстроки и оценка эффективности алгоритмов.</text:span></text:span></text:p>
      <text:h text:style-name="Heading_20_1" text:outline-level="1">Описание алгоритмов</text:h>
      <text:p text:style-name="Standard"><text:span text:style-name="Основной_20_шрифт_20_абзаца"><text:span text:style-name="T7">Последовательный поиск:</text:span></text:span></text:p>
      <text:p text:style-name="P10"><text:span text:style-name="Основной_20_шрифт_20_абзаца"><text:span text:style-name="T5">Представим себе, что в слове длины m ищется образец длины n. Вырежем окошко размера n и будем двигать его по входному слову. При этом проверяем, не совпадает ли слово в окошке с заданным образцом. При совпадении алгоритм досрочно завершает свою работу.</text:span></text:span></text:p>
      <text:p text:style-name="P10"><text:span text:style-name="Основной_20_шрифт_20_абзаца"><text:span text:style-name="T5">Сложность алгоритма: O(n)</text:span></text:span></text:p>
      <text:p text:style-name="Standard"><text:span text:style-name="Основной_20_шрифт_20_абзаца"><text:span text:style-name="T7">Поиск Рабина:</text:span></text:span></text:p>
      <text:p text:style-name="P10"><text:span text:style-name="Основной_20_шрифт_20_абзаца"><text:span text:style-name="T5">Алгоритм схож по работе с последовательным поиском, однако вместо постоянного сравнения по буквам мы фиксируем некоторую функцию, определенную на словах длины n. Если значения этой функции на слове в окошке и на образце различны, то совпадения нет. Только если значения одинаковы, нужно проверять совпадение по буквам.</text:span></text:span></text:p>
      <text:p text:style-name="P10"><text:span text:style-name="Основной_20_шрифт_20_абзаца"><text:span text:style-name="T5">Сложность алгоритма: O(n)</text:span></text:span></text:p>
      <text:p text:style-name="Standard"><text:span text:style-name="Основной_20_шрифт_20_абзаца"><text:span text:style-name="T7">Поиск Кнута-Морриса-Пратта:</text:span></text:span></text:p>
      <text:p text:style-name="P18">Алгоритм Кнута-Морриса-Пратта (КМП) получает на вход слово X=x[1]x[2]... x[n] и просматривает его слева направо буква за буквой, заполняя при этом массив натуральных чисел l[1]... l[n], где l[i]=длина слова l(x[1]...х[i]) Таким образом: l[i] есть длина наибольшего начала слова x[1]...x[i], одновременно являющегося его концом</text:p>
      <text:p text:style-name="P10"><text:span text:style-name="Основной_20_шрифт_20_абзаца"><text:span text:style-name="T5">Сложность алгоритма: O(</text:span></text:span><text:span text:style-name="Основной_20_шрифт_20_абзаца"><text:span text:style-name="T8">n</text:span></text:span><text:span text:style-name="Основной_20_шрифт_20_абзаца"><text:span text:style-name="T5">)</text:span></text:span></text:p>
      <text:h text:style-name="Heading_20_1" text:outline-level="1">Описание программы</text:h>
      <text:p text:style-name="P10"><text:span text:style-name="Основной_20_шрифт_20_абзаца"><text:span text:style-name="T5">Программа для выполнения настоящей работы обеспечивает выполнение процедур поиска подстроки в фоновом режиме и подсчёт временных затрат на работу алгоритмов.</text:span></text:span></text:p>
      <text:p text:style-name="P10"><text:span text:style-name="Основной_20_шрифт_20_абзаца"><text:span text:style-name="T5">По завершении работы процедур поиска на экран будет выведено среднее время работы каждого из алгоритмов.</text:span></text:span></text:p>
      <text:p text:style-name="P10"><text:span text:style-name="Основной_20_шрифт_20_абзаца"><text:span text:style-name="T5">Программа создана с использованием языка программирования Rust.</text:span></text:span></text:p>
      <text:h text:style-name="Heading_20_1" text:outline-level="1">Полученные результаты</text:h>
      <text:p text:style-name="P10"><text:span text:style-name="Основной_20_шрифт_20_абзаца"><text:span text:style-name="T5">Результаты оценки временной сложности алгоритмов (в миркосекундах) представлены в таблице 1 и отображены на рисунке 1.</text:span></text:span></text:p>
      <text:p text:style-name="P7"><text:soft-page-break/></text:p>
      <text:p text:style-name="P11"><text:span text:style-name="Основной_20_шрифт_20_абзаца"><text:span text:style-name="T9">Таблица 1.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Table_20_Contents">Кол-во символов</text:p>
          </table:table-cell>
          <table:table-cell table:style-name="Таблица1.A1" office:value-type="string">
            <text:p text:style-name="P21">3000</text:p>
          </table:table-cell>
          <table:table-cell table:style-name="Таблица1.A1" office:value-type="string">
            <text:p text:style-name="P21">6000</text:p>
          </table:table-cell>
          <table:table-cell table:style-name="Таблица1.A1" office:value-type="string">
            <text:p text:style-name="P21">9000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Последовательный</text:p>
          </table:table-cell>
          <table:table-cell table:style-name="Таблица1.A2" office:value-type="string">
            <text:p text:style-name="P21">6.5</text:p>
          </table:table-cell>
          <table:table-cell table:style-name="Таблица1.A2" office:value-type="string">
            <text:p text:style-name="P21">13.2</text:p>
          </table:table-cell>
          <table:table-cell table:style-name="Таблица1.A2" office:value-type="string">
            <text:p text:style-name="P21">19.9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Рабина</text:p>
          </table:table-cell>
          <table:table-cell table:style-name="Таблица1.A1" office:value-type="string">
            <text:p text:style-name="P21">2.6</text:p>
          </table:table-cell>
          <table:table-cell table:style-name="Таблица1.A1" office:value-type="string">
            <text:p text:style-name="P21">5.4</text:p>
          </table:table-cell>
          <table:table-cell table:style-name="Таблица1.A1" office:value-type="string">
            <text:p text:style-name="P21">8.3</text:p>
          </table:table-cell>
        </table:table-row>
        <table:table-row table:style-name="Таблица1.1">
          <table:table-cell table:style-name="Таблица1.A2" office:value-type="string">
            <text:p text:style-name="P20">Кнутa-Моррисa-Праттa</text:p>
          </table:table-cell>
          <table:table-cell table:style-name="Таблица1.B4" office:value-type="float" office:value="4.6">
            <text:p text:style-name="P21">4.6</text:p>
          </table:table-cell>
          <table:table-cell table:style-name="Таблица1.B4" office:value-type="float" office:value="9.3">
            <text:p text:style-name="P21">9.3</text:p>
          </table:table-cell>
          <table:table-cell table:style-name="Таблица1.B4" office:value-type="float" office:value="13.4">
            <text:p text:style-name="P21">13.4</text:p>
          </table:table-cell>
        </table:table-row>
      </table:table>
      <text:p text:style-name="Standard"/>
      <text:p text:style-name="P11"/>
      <text:p text:style-name="P11"/>
      <text:p text:style-name="P11"><draw:frame draw:style-name="fr1" draw:name="Объект1" text:anchor-type="char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span text:style-name="Основной_20_шрифт_20_абзаца"><text:span text:style-name="T9">Рисунок 1.</text:span></text:span></text:p>
      <text:p text:style-name="Standard"><text:span text:style-name="Основной_20_шрифт_20_абзаца"><text:span text:style-name="T5">Данные, отображенные в таблице и на рисунке, показывают, что алгоритм <text:s/>Рабина имеет лучшую асимптотическую сложность по сравнению с последовательным поиском и </text:span></text:span><text:span text:style-name="Основной_20_шрифт_20_абзаца"><text:span text:style-name="T6">алгоритмом </text:span></text:span><text:span text:style-name="Основной_20_шрифт_20_абзаца"><text:span text:style-name="T5">Кнута-Морриса-Пратта.</text:span></text:span></text:p>
      <text:h text:style-name="Heading_20_1" text:outline-level="1">Вывод</text:h>
      <text:p text:style-name="P10"><text:span text:style-name="Основной_20_шрифт_20_абзаца"><text:span text:style-name="T5">В ходе проведённой лабораторной работы были получены следующие результаты:</text:span></text:span></text:p>
      <text:list text:style-name="WWNum1">
        <text:list-item text:start-value="1">
          <text:p text:style-name="P22"><text:span text:style-name="Основной_20_шрифт_20_абзаца"><text:span text:style-name="T5">Изучены алгоритмы последовательного поиска, поиска Рабина и Кнута-Морриса-Пратта.</text:span></text:span></text:p>
        </text:list-item>
        <text:list-item>
          <text:p text:style-name="P22"><text:span text:style-name="Основной_20_шрифт_20_абзаца"><text:span text:style-name="T5">Создана программа, позволяющая выполнить оценку временной сложности алгоритмов.</text:span></text:span></text:p>
        </text:list-item>
        <text:list-item>
          <text:p text:style-name="P22"><text:soft-page-break/><text:span text:style-name="Основной_20_шрифт_20_абзаца"><text:span text:style-name="T5">Выполнена оценка временной сложности последовательного поиска, поиска Рабина и Кнута-Морриса-Пратта.</text:span></text:span></text:p>
        </text:list-item>
        <text:list-item>
          <text:p text:style-name="P22"><text:span text:style-name="Основной_20_шрифт_20_абзаца"><text:span text:style-name="T5">По результатам оценки поиск Рабина является более эффективным алгоритмом по сравнению с последовательным поиском и </text:span></text:span><text:span text:style-name="Основной_20_шрифт_20_абзаца"><text:span text:style-name="T6">алгоритмом </text:span></text:span><text:span text:style-name="Основной_20_шрифт_20_абзаца"><text:span text:style-name="T5">Кнута-Морриса-Пратта.</text:span></text:span></text:p>
        </text:list-item>
      </text:list>
      <text:h text:style-name="P12" text:outline-level="1">Исходный код программы</text:h>
      <text:h text:style-name="P13" text:outline-level="4" text:is-list-header="true">src/lib.rs:</text:h>
      <text:p text:style-name="P17">#[inline]</text:p>
      <text:p text:style-name="P17">pub fn linear_search(arr: &amp;[u8], substr: &amp;[u8]) -&gt; Option&lt;usize&gt; {</text:p>
      <text:p text:style-name="P17"><text:s text:c="4"/>for (ind, win) in arr.windows(substr.len()).enumerate() {</text:p>
      <text:p text:style-name="P17"><text:s text:c="8"/>if win == substr {</text:p>
      <text:p text:style-name="P17"><text:s text:c="12"/>return Some(ind);</text:p>
      <text:p text:style-name="P17"><text:s text:c="8"/>}</text:p>
      <text:p text:style-name="P17"><text:s text:c="4"/>}</text:p>
      <text:p text:style-name="P17"/>
      <text:p text:style-name="P17"><text:s text:c="4"/>None</text:p>
      <text:p text:style-name="P17">}</text:p>
      <text:p text:style-name="P17"/>
      <text:p text:style-name="P17">#[inline]</text:p>
      <text:p text:style-name="P17">pub fn rabin_search(arr: &amp;[u8], substr: &amp;[u8]) -&gt; Option&lt;usize&gt; {</text:p>
      <text:p text:style-name="P17"><text:s text:c="4"/>let hash = |s: &amp;[u8]| s.first().unwrap() + s.last().unwrap();</text:p>
      <text:p text:style-name="P17"/>
      <text:p text:style-name="P17"><text:s text:c="4"/>let substr_sum = hash(substr);</text:p>
      <text:p text:style-name="P17"><text:s text:c="4"/>for (ind, win) in arr.windows(substr.len()).enumerate() {</text:p>
      <text:p text:style-name="P17"><text:s text:c="8"/>let sm = hash(win);</text:p>
      <text:p text:style-name="P17"><text:s text:c="8"/>if sm == substr_sum &amp;&amp; win == substr {</text:p>
      <text:p text:style-name="P17"><text:s text:c="12"/>return Some(ind);</text:p>
      <text:p text:style-name="P17"><text:s text:c="8"/>}</text:p>
      <text:p text:style-name="P17"><text:s text:c="4"/>}</text:p>
      <text:p text:style-name="P17"/>
      <text:p text:style-name="P17"><text:s text:c="4"/>None</text:p>
      <text:p text:style-name="P17">}</text:p>
      <text:p text:style-name="P17"/>
      <text:p text:style-name="P17">#[inline]</text:p>
      <text:p text:style-name="P17">pub fn knuth_search(arr: &amp;[u8], substr: &amp;[u8]) -&gt; Option&lt;usize&gt; {</text:p>
      <text:p text:style-name="P17"><text:s text:c="4"/>let mut d = vec![0; substr.len()];</text:p>
      <text:p text:style-name="P17"/>
      <text:p text:style-name="P17"><text:s text:c="4"/>let mut j = 0;</text:p>
      <text:p text:style-name="P17"><text:s text:c="4"/>for i in 1..substr.len() {</text:p>
      <text:p text:style-name="P17"><text:s text:c="8"/>while j &gt; 0 &amp;&amp; substr[j] != substr[i] {</text:p>
      <text:p text:style-name="P17"><text:s text:c="12"/>j = d[j - 1];</text:p>
      <text:p text:style-name="P17"><text:s text:c="8"/>}</text:p>
      <text:p text:style-name="P17"/>
      <text:p text:style-name="P17"><text:s text:c="8"/>if substr[j] == substr[i] {</text:p>
      <text:p text:style-name="P17"><text:s text:c="12"/>j += 1;</text:p>
      <text:p text:style-name="P17"><text:s text:c="8"/>}</text:p>
      <text:p text:style-name="P17"/>
      <text:p text:style-name="P17"><text:s text:c="8"/>d[i] = j;</text:p>
      <text:p text:style-name="P17"><text:s text:c="4"/>}</text:p>
      <text:p text:style-name="P17"/>
      <text:p text:style-name="P17"><text:s text:c="4"/>j = 0;</text:p>
      <text:p text:style-name="P17"><text:s text:c="4"/>for i in 1..arr.len() {</text:p>
      <text:p text:style-name="P17"><text:s text:c="8"/>while j &gt; 0 &amp;&amp; substr[j] != arr[i] {</text:p>
      <text:p text:style-name="P17"><text:s text:c="12"/>j = d[j - 1];</text:p>
      <text:p text:style-name="P17"><text:soft-page-break/><text:s text:c="8"/>}</text:p>
      <text:p text:style-name="P17"/>
      <text:p text:style-name="P17"><text:s text:c="8"/>if substr[j] == arr[i] {</text:p>
      <text:p text:style-name="P17"><text:s text:c="12"/>j += 1;</text:p>
      <text:p text:style-name="P17"><text:s text:c="8"/>}</text:p>
      <text:p text:style-name="P17"/>
      <text:p text:style-name="P17"><text:s text:c="8"/>if j == substr.len() {</text:p>
      <text:p text:style-name="P17"><text:s text:c="12"/>return Some(i - j + 1);</text:p>
      <text:p text:style-name="P17"><text:s text:c="8"/>}</text:p>
      <text:p text:style-name="P17"><text:s text:c="4"/>}</text:p>
      <text:p text:style-name="P17"/>
      <text:p text:style-name="P17"><text:s text:c="4"/>None</text:p>
      <text:p text:style-name="P17">}</text:p>
      <text:p text:style-name="P17"/>
      <text:p text:style-name="P17">#[cfg(test)]</text:p>
      <text:p text:style-name="P17">mod tests {</text:p>
      <text:p text:style-name="P17"><text:s text:c="4"/>use super::*;</text:p>
      <text:p text:style-name="P17"/>
      <text:p text:style-name="P17"><text:s text:c="4"/>#[test]</text:p>
      <text:p text:style-name="P17"><text:s text:c="4"/>fn linear_search_works() {</text:p>
      <text:p text:style-name="P17"><text:s text:c="8"/>let s = "qpoueangygnzlhtahgegbbxlotw";</text:p>
      <text:p text:style-name="P17"/>
      <text:p text:style-name="P17"><text:s text:c="8"/>assert_eq!(linear_search(s.as_bytes(), "tahge".as_bytes()), Some(14));</text:p>
      <text:p text:style-name="P17"><text:s text:c="8"/>assert_eq!(linear_search(s.as_bytes(), "rand".as_bytes()), None);</text:p>
      <text:p text:style-name="P17"><text:s text:c="4"/>}</text:p>
      <text:p text:style-name="P17"/>
      <text:p text:style-name="P17"><text:s text:c="4"/>#[test]</text:p>
      <text:p text:style-name="P17"><text:s text:c="4"/>fn rabin_search_works() {</text:p>
      <text:p text:style-name="P17"><text:s text:c="8"/>let s = "qpoueangygnzlhtahgegbbxlotw";</text:p>
      <text:p text:style-name="P17"/>
      <text:p text:style-name="P17"><text:s text:c="8"/>assert_eq!(rabin_search(s.as_bytes(), "tahge".as_bytes()), Some(14));</text:p>
      <text:p text:style-name="P17"><text:s text:c="8"/>assert_eq!(rabin_search(s.as_bytes(), "rand".as_bytes()), None);</text:p>
      <text:p text:style-name="P17"><text:s text:c="4"/>}</text:p>
      <text:p text:style-name="P17"/>
      <text:p text:style-name="P17"><text:s text:c="4"/>#[test]</text:p>
      <text:p text:style-name="P17"><text:s text:c="4"/>fn knuth_search_works() {</text:p>
      <text:p text:style-name="P17"><text:s text:c="8"/>let s = "qpoueangygnzlhtahgegbbxlotw";</text:p>
      <text:p text:style-name="P17"/>
      <text:p text:style-name="P17"><text:s text:c="8"/>assert_eq!(knuth_search(s.as_bytes(), "tahge".as_bytes()), Some(14));</text:p>
      <text:p text:style-name="P17"><text:s text:c="8"/>assert_eq!(knuth_search(s.as_bytes(), "rand".as_bytes()), None);</text:p>
      <text:p text:style-name="P17"><text:s text:c="4"/>}</text:p>
      <text:p text:style-name="P17">}</text:p>
      <text:h text:style-name="P13" text:outline-level="4" text:is-list-header="true">benches/bench.rs:</text:h>
      <text:p text:style-name="P17">use criterion::{criterion_group, criterion_main, BenchmarkId, Criterion};</text:p>
      <text:p text:style-name="P17">use rand::prelude::*;</text:p>
      <text:p text:style-name="P17"/>
      <text:p text:style-name="P17">use l2::*;</text:p>
      <text:p text:style-name="P17"/>
      <text:p text:style-name="P17">fn gen_rand_str(len: usize) -&gt; String {</text:p>
      <text:p text:style-name="P17"><text:s text:c="4"/>let mut ret = String::with_capacity(len);</text:p>
      <text:p text:style-name="P17"><text:soft-page-break/><text:s text:c="4"/>let mut rng = thread_rng();</text:p>
      <text:p text:style-name="P17"/>
      <text:p text:style-name="P17"><text:s text:c="4"/>for _ in 0..len {</text:p>
      <text:p text:style-name="P17"><text:s text:c="8"/>ret.push(rng.gen_range('a'..'p'));</text:p>
      <text:p text:style-name="P17"><text:s text:c="4"/>}</text:p>
      <text:p text:style-name="P17"/>
      <text:p text:style-name="P17"><text:s text:c="4"/>ret</text:p>
      <text:p text:style-name="P17">}</text:p>
      <text:p text:style-name="P17"/>
      <text:p text:style-name="P17">fn bench_searches(c: &amp;mut Criterion) {</text:p>
      <text:p text:style-name="P17"><text:s text:c="4"/>let mut group = c.benchmark_group("Поиск подстроки");</text:p>
      <text:p text:style-name="P17"/>
      <text:p text:style-name="P17"><text:s text:c="4"/>for i in [3000, 6000, 9000] {</text:p>
      <text:p text:style-name="P17"><text:s text:c="8"/>let arr = gen_rand_str(i);</text:p>
      <text:p text:style-name="P17"/>
      <text:p text:style-name="P17"><text:s text:c="8"/>group.bench_function(</text:p>
      <text:p text:style-name="P17"><text:s text:c="12"/>BenchmarkId::new("Последовательный", i),</text:p>
      <text:p text:style-name="P17"><text:s text:c="12"/>|b| {</text:p>
      <text:p text:style-name="P17"><text:s text:c="16"/>b.iter(|| {</text:p>
      <text:p text:style-name="P17"><text:s text:c="20"/>linear_search(arr.as_bytes(), gen_rand_str(5).as_bytes())</text:p>
      <text:p text:style-name="P17"><text:s text:c="16"/>})</text:p>
      <text:p text:style-name="P17"><text:s text:c="12"/>},</text:p>
      <text:p text:style-name="P17"><text:s text:c="8"/>);</text:p>
      <text:p text:style-name="P17"><text:s text:c="8"/>group.bench_function(BenchmarkId::new("Рабина", i), |b| {</text:p>
      <text:p text:style-name="P17"><text:s text:c="12"/>b.iter(|| rabin_search(arr.as_bytes(), gen_rand_str(5).as_bytes()))</text:p>
      <text:p text:style-name="P17"><text:s text:c="8"/>});</text:p>
      <text:p text:style-name="P17"><text:s text:c="8"/>group.bench_function(BenchmarkId::new("Кнута", i), |b| {</text:p>
      <text:p text:style-name="P17"><text:s text:c="12"/>b.iter(|| knuth_search(arr.as_bytes(), gen_rand_str(5).as_bytes()))</text:p>
      <text:p text:style-name="P17"><text:s text:c="8"/>});</text:p>
      <text:p text:style-name="P17"><text:s text:c="4"/>}</text:p>
      <text:p text:style-name="P17"/>
      <text:p text:style-name="P17"><text:s text:c="4"/>group.finish();</text:p>
      <text:p text:style-name="P17">}</text:p>
      <text:p text:style-name="P17"/>
      <text:p text:style-name="P17">criterion_group!(benches, bench_searches);</text:p>
      <text:p text:style-name="P17">criterion_main!(benches);</text:p>
      <text:h text:style-name="P13" text:outline-level="4" text:is-list-header="true">Cargo.toml:</text:h>
      <text:p text:style-name="P17"><text:span text:style-name="Основной_20_шрифт_20_абзаца">[package]</text:span></text:p>
      <text:p text:style-name="P17"><text:span text:style-name="Основной_20_шрифт_20_абзаца">name = "l2"</text:span></text:p>
      <text:p text:style-name="P17"><text:span text:style-name="Основной_20_шрифт_20_абзаца">version = "0.1.0"</text:span></text:p>
      <text:p text:style-name="P17"><text:span text:style-name="Основной_20_шрифт_20_абзаца">edition = "2021"</text:span></text:p>
      <text:p text:style-name="P17"><text:span text:style-name="Основной_20_шрифт_20_абзаца"/></text:p>
      <text:p text:style-name="P17"><text:span text:style-name="Основной_20_шрифт_20_абзаца"># See more keys and their definitions at https://doc.rust-lang.org/cargo/reference/manifest.html</text:span></text:p>
      <text:p text:style-name="P17"><text:span text:style-name="Основной_20_шрифт_20_абзаца"/></text:p>
      <text:p text:style-name="P17"><text:span text:style-name="Основной_20_шрифт_20_абзаца">[dev-dependencies]</text:span></text:p>
      <text:p text:style-name="P17"><text:span text:style-name="Основной_20_шрифт_20_абзаца">criterion = { version = "0.3", features = ["html_reports"] }</text:span></text:p>
      <text:p text:style-name="P17"><text:span text:style-name="Основной_20_шрифт_20_абзаца">rand = "0.8.5"</text:span></text:p>
      <text:p text:style-name="P17"><text:span text:style-name="Основной_20_шрифт_20_абзаца"/></text:p>
      <text:p text:style-name="P17"><text:span text:style-name="Основной_20_шрифт_20_абзаца">[[bench]]</text:span></text:p>
      <text:p text:style-name="P17"><text:span text:style-name="Основной_20_шрифт_20_абзаца">name = "bench"</text:span></text:p>
      <text:p text:style-name="P17"><text:span text:style-name="Основной_20_шрифт_20_абзаца">harness = fal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3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20pt" fo:font-weight="bold" style:letter-kerning="true" style:font-name-asian="NSimSun" style:font-family-asian="NSimSun" style:font-family-generic-asian="modern" style:font-pitch-asian="fixed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20pt" style:language-complex="hi" style:country-complex="IN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0pt" fo:font-weight="bold" style:letter-kerning="true" style:font-name-asian="NSimSun" style:font-family-asian="NSimSun" style:font-family-generic-asian="modern" style:font-pitch-asian="fixed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20pt" style:language-complex="hi" style:country-complex="IN" style:font-weight-complex="bold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initial-creator>Дмитрий Особов</meta:initial-creator>
    <meta:creation-date>2023-02-16T08:19:00Z</meta:creation-date>
    <dc:date>2023-03-18T17:51:20.780622867</dc:date>
    <meta:editing-cycles>84</meta:editing-cycles>
    <meta:editing-duration>PT8H35M48S</meta:editing-duration>
    <meta:document-statistic meta:table-count="1" meta:image-count="0" meta:object-count="1" meta:page-count="6" meta:paragraph-count="170" meta:word-count="714" meta:character-count="6057" meta:non-whitespace-character-count="4913"/>
    <meta:user-defined meta:name="AppVersion">15.0000</meta:user-defined>
    <meta:template xlink:type="simple" xlink:actuate="onRequest" xlink:title="" xlink:href="Normal.dotm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c000" svg:stroke-linecap="round" draw:fill="none" draw:fill-color="#ffc00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line" chart:style-name="ch1">
        <chart:title svg:x="1.87cm" svg:y="0.314cm" chart:style-name="ch2">
          <text:p>Зависимость времени работы алгоритмов поиска подстроки от количества символов в строке</text:p>
        </chart:title>
        <chart:legend chart:legend-position="bottom" svg:x="2.699cm" svg:y="8.453cm" style:legend-expansion="wide" chart:style-name="ch3"/>
        <chart:plot-area chart:style-name="ch4" chart:data-source-has-labels="both" svg:x="1.278cm" svg:y="1.67cm" svg:width="14.402cm" svg:height="5.491cm">
          <chart:coordinate-region svg:x="1.749cm" svg:y="1.843cm" svg:width="13.559cm" svg:height="4.724cm"/>
          <chart:axis chart:dimension="x" chart:name="primary-x" chart:style-name="ch5" chartooo:axis-type="text">
            <chart:title svg:x="6.358cm" svg:y="7.34cm" chart:style-name="ch6">
              <text:p>Кол-во символов в строке, шт.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5.107cm" chart:style-name="ch8">
              <text:p>Время,μс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line">
            <chart:data-point chart:repeated="3"/>
          </chart:series>
          <chart:series chart:style-name="ch11" chart:values-cell-range-address="local-table.$B$3:.$D$3" chart:label-cell-address="local-table.$A$3" chart:class="chart:line">
            <chart:data-point chart:repeated="3"/>
          </chart:series>
          <chart:series chart:style-name="ch12" chart:values-cell-range-address="local-table.$B$4:.$D$4" chart:label-cell-address="local-table.$A$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000">
                <text:p>3000</text:p>
              </table:table-cell>
              <table:table-cell office:value-type="float" office:value="6000">
                <text:p>6000</text:p>
              </table:table-cell>
              <table:table-cell office:value-type="float" office:value="9000">
                <text:p>9000</text:p>
              </table:table-cell>
            </table:table-row>
          </table:table-header-rows>
          <table:table-rows>
            <table:table-row>
              <table:table-cell office:value-type="string">
                <text:p>Последовательный</text:p>
              </table:table-cell>
              <table:table-cell office:value-type="float" office:value="6.5">
                <text:p>6.5</text:p>
              </table:table-cell>
              <table:table-cell office:value-type="float" office:value="13.2">
                <text:p>13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Рабина</text:p>
              </table:table-cell>
              <table:table-cell office:value-type="float" office:value="2.6">
                <text:p>2.6</text:p>
              </table:table-cell>
              <table:table-cell office:value-type="float" office:value="5.4">
                <text:p>5.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Кнутa-Моррисa-Праттa</text:p>
              </table:table-cell>
              <table:table-cell office:value-type="float" office:value="4.6">
                <text:p>4.6</text:p>
              </table:table-cell>
              <table:table-cell office:value-type="float" office:value="9.3">
                <text:p>9.3</text:p>
              </table:table-cell>
              <table:table-cell office:value-type="float" office:value="13.4">
                <text:p>1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